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fo:font-size="14pt" style:font-size-asian="14pt" style:font-size-complex="14pt"/>
    </style:style>
    <style:style style:name="P4" style:family="paragraph" style:parent-style-name="Standard" style:master-page-name="Standard">
      <style:paragraph-properties fo:margin-top="0in" fo:margin-bottom="0in" loext:contextual-spacing="false" style:page-number="1"/>
    </style:style>
    <style:style style:name="T1" style:family="text">
      <style:text-properties fo:font-size="24pt" fo:font-style="italic" fo:font-weight="bold" style:font-size-asian="24pt" style:font-style-asian="italic" style:font-weight-asian="bold" style:font-size-complex="24pt"/>
    </style:style>
    <style:style style:name="T2"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izza Dough</text:span></text:p>
      <text:p text:style-name="P1"><text:tab/> <text:tab/> <text:tab/></text:p>
      <text:p text:style-name="P2"><text:span text:style-name="T2">16.5 ounces bread flour</text:span></text:p>
      <text:p text:style-name="P2"><text:span text:style-name="T2">1 tbs sugar</text:span></text:p>
      <text:p text:style-name="P2"><text:span text:style-name="T2">¼ tsp yeast</text:span></text:p>
      <text:p text:style-name="P2"><text:span text:style-name="T2">11 ounces ice water</text:span></text:p>
      <text:p text:style-name="P3"/>
      <text:p text:style-name="P2"><text:span text:style-name="T2">Process the dry ingredients for 30 seconds. Slowly drizzle in the cold water.</text:span></text:p>
      <text:p text:style-name="P3"/>
      <text:p text:style-name="P2"><text:span text:style-name="T2">Let dough sit in food processor for 10 minutes. Add 1 tbs (canola or avocado) oil and 1 ½ tsp salt. Knead in the food processor for 60 seconds.</text:span></text:p>
      <text:p text:style-name="P3"/>
      <text:p text:style-name="P2"><text:span text:style-name="T2">Give the dough a final kneading on an oiled cutting board. Roll the dough into a log and divide into three pieces. Make three round and smooth balls. Place dough balls onto an oiled sheet pan. Cover with oiled plastic wrap and refrigerate for up to three days.</text:span></text:p>
      <text:p text:style-name="P3"/>
      <text:p text:style-name="P2"><text:span text:style-name="T2">Let the dough sit at room temperature for one hour before grilling. Pour ¼ cup olive oil onto a sheet pan. Stretch the dough out to a 16” x 12” rectangle.</text:span></text:p>
      <text:p text:style-name="P3"/>
      <text:p text:style-name="P2"><text:span text:style-name="T2">Grill for 2-3 minutes. Rotate the dough 90 degrees and grill for another two minutes. Flip the dough and grill for two minutes.</text:span></text:p>
      <text:p text:style-name="P3"/>
      <text:p text:style-name="P2"><text:span text:style-name="T2">Top the dough and place it back on the grill to rewarm.</text:span></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172" meta:character-count="896" meta:non-whitespace-character-count="730"/>
    <meta:generator>LibreOfficeDev/5.1.0.3$Linux_X86_64 LibreOffice_project/</meta:generator>
  </office:meta>
</office:document-meta>
</file>